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8"/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8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2-04T00:00:00" table:style-name="ce8">
            <text:p>04.12.2019</text:p>
          </table:table-cell>
          <table:table-cell office:value-type="string" table:style-name="ce2">
            <text:p>Fix grammar on article of Tellioglu; look over english translation of article of Fitzpatrick; review draft of Gelautz</text:p>
          </table:table-cell>
          <table:table-cell office:value-type="time" office:time-value="PT1H50M0S" table:style-name="ce7">
            <text:p>01:50</text:p>
          </table:table-cell>
          <table:table-cell table:number-columns-repeated="16380"/>
        </table:table-row>
        <table:table-row table:number-rows-repeated="6" table:style-name="ro1">
          <table:table-cell/>
          <table:table-cell table:style-name="ce9"/>
          <table:table-cell table:style-name="ce2"/>
          <table:table-cell table:style-name="ce7"/>
          <table:table-cell table:number-columns-repeated="16380"/>
        </table:table-row>
        <table:table-row table:number-rows-repeated="8" table:style-name="ro1">
          <table:table-cell/>
          <table:table-cell table:style-name="ce9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23H20M0S" table:formula="of:=SUM([.D3:.D36])" table:style-name="ce10">
            <text:p>23:20</text:p>
          </table:table-cell>
          <table:table-cell table:number-columns-repeated="16380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2-04T23:08:52Z</dc:date>
    <meta:editing-cycles>3</meta:editing-cycles>
    <meta:editing-duration>PT0S</meta:editing-duration>
  </office:meta>
</office:document-meta>
</file>